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0.5pt" style:font-size-asian="9pt" style:font-size-complex="10.5pt"/>
    </style:style>
    <style:style style:name="T2" style:family="text">
      <style:text-properties fo:font-size="11pt" style:font-size-asian="10pt" style:font-size-complex="11pt"/>
    </style:style>
    <style:style style:name="T3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1.113cm" fo:min-width="2.4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9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2.117cm" fo:min-width="2.1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0.848cm" fo:min-width="2.1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2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1.471cm" fo:min-width="2.4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0.873cm" fo:min-width="3.8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-color="#ffffff" draw:textarea-horizontal-align="justify" draw:textarea-vertical-align="middle" draw:auto-grow-height="false" fo:min-height="0.873cm" fo:min-width="3.6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7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fill-color="#ffffff" draw:textarea-horizontal-align="justify" draw:textarea-vertical-align="middle" draw:auto-grow-height="false" fo:min-height="0.873cm" fo:min-width="4.11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2" draw:text-style-name="P3" svg:width="4.116cm" svg:height="0.874cm" svg:x="5.47cm" svg:y="0.118cm"><text:p/><draw:enhanced-geometry svg:viewBox="0 0 21600 21600" draw:type="rectangle" draw:enhanced-path="M 0 0 L 21600 0 21600 21600 0 21600 0 0 Z N"/></draw:custom-shape><draw:frame text:anchor-type="paragraph" draw:z-index="1" draw:name="Shape2" draw:style-name="gr11" draw:text-style-name="P4" svg:width="3.931cm" svg:height="0.727cm" svg:x="5.655cm" svg:y="0.185cm"><draw:text-box><text:p><text:span text:style-name="T3">Create stock database</text:span></text:p></draw:text-box></draw:frame><draw:custom-shape text:anchor-type="paragraph" draw:z-index="2" draw:name="Shape1_1" draw:style-name="gr10" draw:text-style-name="P3" svg:width="3.68cm" svg:height="0.874cm" svg:x="2.731cm" svg:y="1.81cm"><text:p><text:span text:style-name="T2">Create UML diagram</text:span></text:p><draw:enhanced-geometry svg:viewBox="0 0 21600 21600" draw:type="rectangle" draw:enhanced-path="M 0 0 L 21600 0 21600 21600 0 21600 0 0 Z N"/></draw:custom-shape><draw:custom-shape text:anchor-type="paragraph" draw:z-index="3" draw:name="Shape1_2" draw:style-name="gr9" draw:text-style-name="P3" svg:width="3.89cm" svg:height="0.874cm" svg:x="10.816cm" svg:y="1.838cm"><text:p><text:span text:style-name="T2">Create MySQL database</text:span></text:p><draw:enhanced-geometry svg:viewBox="0 0 21600 21600" draw:type="rectangle" draw:enhanced-path="M 0 0 L 21600 0 21600 21600 0 21600 0 0 Z N"/></draw:custom-shape><draw:custom-shape text:anchor-type="paragraph" draw:z-index="4" draw:name="Shape1_0" draw:style-name="gr3" draw:text-style-name="P3" svg:width="2.447cm" svg:height="1.114cm" svg:x="0.113cm" svg:y="3.51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5" draw:name="Shape3" draw:style-name="gr2" draw:text-style-name="P2" svg:width="2.37cm" svg:height="1.086cm" svg:x="0.191cm" svg:y="3.651cm"><draw:text-box><text:p><text:span text:style-name="T1">Consider stock records</text:span></text:p></draw:text-box></draw:frame><draw:custom-shape text:anchor-type="paragraph" draw:z-index="6" draw:name="Shape1_3" draw:style-name="gr8" draw:text-style-name="P3" svg:width="2.447cm" svg:height="1.472cm" svg:x="2.944cm" svg:y="3.318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" draw:name="Shape3_0" draw:style-name="gr7" draw:text-style-name="P2" svg:width="2.37cm" svg:height="1.283cm" svg:x="3.022cm" svg:y="3.373cm"><draw:text-box><text:p><text:span text:style-name="T1">Consider records data type</text:span></text:p></draw:text-box></draw:frame><draw:custom-shape text:anchor-type="paragraph" draw:z-index="8" draw:name="Shape1_4" draw:style-name="gr8" draw:text-style-name="P3" svg:width="2.447cm" svg:height="1.472cm" svg:x="5.736cm" svg:y="3.34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9" draw:name="Shape3_1" draw:style-name="gr7" draw:text-style-name="P2" svg:width="2.37cm" svg:height="1.283cm" svg:x="5.814cm" svg:y="3.399cm"><draw:text-box><text:p><text:span text:style-name="T1">Check for repetition, cardinality</text:span></text:p></draw:text-box></draw:frame><draw:custom-shape text:anchor-type="paragraph" draw:z-index="10" draw:name="Shape1_5" draw:style-name="gr6" draw:text-style-name="P3" svg:width="2.13cm" svg:height="0.849cm" svg:x="0.43cm" svg:y="5.449cm"><text:p><text:span text:style-name="T1">SKU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Shape1_6" draw:style-name="gr6" draw:text-style-name="P3" svg:width="2.13cm" svg:height="0.849cm" svg:x="0.43cm" svg:y="6.639cm"><text:p><text:span text:style-name="T1">Name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Shape1_7" draw:style-name="gr6" draw:text-style-name="P3" svg:width="2.13cm" svg:height="0.849cm" svg:x="0.404cm" svg:y="7.738cm"><text:p><text:span text:style-name="T1">Quantity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" draw:name="Shape1_8" draw:style-name="gr6" draw:text-style-name="P3" svg:width="2.13cm" svg:height="0.849cm" svg:x="0.39cm" svg:y="8.888cm"><text:p><text:span text:style-name="T1">Expiry date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" draw:name="Shape1_9" draw:style-name="gr6" draw:text-style-name="P3" svg:width="2.13cm" svg:height="0.849cm" svg:x="0.376cm" svg:y="10.079cm"><text:p><text:span text:style-name="T1">Category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name="Shape1_10" draw:style-name="gr5" draw:text-style-name="P3" svg:width="2.13cm" svg:height="2.117cm" svg:x="0.363cm" svg:y="11.284cm"><text:p><text:span text:style-name="T1"/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16" draw:name="Shape4" draw:style-name="gr4" draw:text-style-name="P2" svg:width="1.959cm" svg:height="1.95cm" svg:x="0.43cm" svg:y="11.363cm"><draw:text-box><text:p>Purchases per day from suppliers</text:p></draw:text-box></draw:frame><draw:custom-shape text:anchor-type="paragraph" draw:z-index="17" draw:name="Shape1_11" draw:style-name="gr3" draw:text-style-name="P3" svg:width="2.447cm" svg:height="1.114cm" svg:x="8.871cm" svg:y="3.53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8" draw:name="Shape3_2" draw:style-name="gr2" draw:text-style-name="P4" svg:width="2.37cm" svg:height="1.086cm" svg:x="9.079cm" svg:y="3.678cm"><draw:text-box><text:p><text:span text:style-name="T1">Create stock records</text:span></text:p></draw:text-box></draw:frame><draw:custom-shape text:anchor-type="paragraph" draw:z-index="19" draw:name="Shape1_12" draw:style-name="gr3" draw:text-style-name="P3" svg:width="2.447cm" svg:height="1.114cm" svg:x="12.786cm" svg:y="3.54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0" draw:name="Shape3_3" draw:style-name="gr2" draw:text-style-name="P2" svg:width="2.37cm" svg:height="1.086cm" svg:x="12.919cm" svg:y="3.637cm"><draw:text-box><text:p><text:span text:style-name="T1">Apply records data type</text:span></text:p></draw:text-box></draw:frame><draw:line text:anchor-type="paragraph" draw:z-index="21" draw:name="Shape5" draw:style-name="gr1" draw:text-style-name="P1" svg:x1="7.495cm" svg:y1="0.991cm" svg:x2="7.495cm" svg:y2="1.282cm"><text:p/></draw:line><draw:line text:anchor-type="paragraph" draw:z-index="22" draw:name="Shape6" draw:style-name="gr1" draw:text-style-name="P1" svg:x1="4.611cm" svg:y1="1.81cm" svg:x2="4.611cm" svg:y2="1.309cm"><text:p/></draw:line><draw:line text:anchor-type="paragraph" draw:z-index="23" draw:name="Shape7" draw:style-name="gr1" draw:text-style-name="P1" svg:x1="7.495cm" svg:y1="1.282cm" svg:x2="4.611cm" svg:y2="1.308cm"><text:p/></draw:line><draw:line text:anchor-type="paragraph" draw:z-index="24" draw:name="Shape8" draw:style-name="gr1" draw:text-style-name="P1" svg:x1="12.786cm" svg:y1="1.838cm" svg:x2="12.772cm" svg:y2="1.402cm"><text:p/></draw:line><draw:line text:anchor-type="paragraph" draw:z-index="25" draw:name="Shape9" draw:style-name="gr1" draw:text-style-name="P1" svg:x1="7.495cm" svg:y1="1.282cm" svg:x2="12.76cm" svg:y2="1.308cm"><text:p/></draw:line><draw:line text:anchor-type="paragraph" draw:z-index="26" draw:name="Shape10" draw:style-name="gr1" draw:text-style-name="P1" svg:x1="12.772cm" svg:y1="1.468cm" svg:x2="12.76cm" svg:y2="1.309cm"><text:p/></draw:line><draw:line text:anchor-type="paragraph" draw:z-index="27" draw:name="Shape11" draw:style-name="gr1" draw:text-style-name="P1" svg:x1="4.464cm" svg:y1="2.683cm" svg:x2="4.452cm" svg:y2="3.318cm"><text:p/></draw:line><draw:line text:anchor-type="paragraph" draw:z-index="28" draw:name="Shape12" draw:style-name="gr1" draw:text-style-name="P1" svg:x1="4.464cm" svg:y1="3.029cm" svg:x2="6.965cm" svg:y2="3.043cm"><text:p/></draw:line><draw:line text:anchor-type="paragraph" draw:z-index="29" draw:name="Shape13" draw:style-name="gr1" draw:text-style-name="P1" svg:x1="6.978cm" svg:y1="3.345cm" svg:x2="6.966cm" svg:y2="3.043cm"><text:p/></draw:line><draw:line text:anchor-type="paragraph" draw:z-index="30" draw:name="Shape14" draw:style-name="gr1" draw:text-style-name="P1" svg:x1="4.453cm" svg:y1="3.029cm" svg:x2="1.528cm" svg:y2="3.043cm"><text:p/></draw:line><draw:line text:anchor-type="paragraph" draw:z-index="31" draw:name="Shape15" draw:style-name="gr1" draw:text-style-name="P1" svg:x1="1.515cm" svg:y1="3.517cm" svg:x2="1.527cm" svg:y2="3.043cm"><text:p/></draw:line><draw:line text:anchor-type="paragraph" draw:z-index="32" draw:name="Shape16" draw:style-name="gr1" draw:text-style-name="P1" svg:x1="0.245cm" svg:y1="4.63cm" svg:x2="0.125cm" svg:y2="12.356cm"><text:p/></draw:line><draw:line text:anchor-type="paragraph" draw:z-index="33" draw:name="Shape17" draw:style-name="gr1" draw:text-style-name="P1" svg:x1="0.43cm" svg:y1="5.874cm" svg:x2="0.245cm" svg:y2="5.886cm"><text:p/></draw:line><draw:line text:anchor-type="paragraph" draw:z-index="34" draw:name="Shape18" draw:style-name="gr1" draw:text-style-name="P1" svg:x1="0.43cm" svg:y1="7.117cm" svg:x2="0.245cm" svg:y2="7.129cm"><text:p/></draw:line><draw:line text:anchor-type="paragraph" draw:z-index="35" draw:name="Shape19" draw:style-name="gr1" draw:text-style-name="P1" svg:x1="0.404cm" svg:y1="8.202cm" svg:x2="0.245cm" svg:y2="8.214cm"><text:p/></draw:line><draw:line text:anchor-type="paragraph" draw:z-index="36" draw:name="Shape20" draw:style-name="gr1" draw:text-style-name="P1" svg:x1="0.39cm" svg:y1="9.193cm" svg:x2="0.125cm" svg:y2="9.207cm"><text:p/></draw:line><draw:line text:anchor-type="paragraph" draw:z-index="37" draw:name="Shape21" draw:style-name="gr1" draw:text-style-name="P1" svg:x1="0.375cm" svg:y1="10.345cm" svg:x2="0.125cm" svg:y2="10.345cm"><text:p/></draw:line><draw:line text:anchor-type="paragraph" draw:z-index="38" draw:name="Shape22" draw:style-name="gr1" draw:text-style-name="P1" svg:x1="0.363cm" svg:y1="12.289cm" svg:x2="0.125cm" svg:y2="12.289cm"><text:p/></draw:line><draw:line text:anchor-type="paragraph" draw:z-index="39" draw:name="Shape23" draw:style-name="gr1" draw:text-style-name="P1" svg:x1="12.666cm" svg:y1="2.711cm" svg:x2="12.666cm" svg:y2="3.043cm"><text:p/></draw:line><draw:line text:anchor-type="paragraph" draw:z-index="40" draw:name="Shape24" draw:style-name="gr1" draw:text-style-name="P1" svg:x1="10.061cm" svg:y1="3.532cm" svg:x2="10.061cm" svg:y2="3.082cm"><text:p/></draw:line><draw:line text:anchor-type="paragraph" draw:z-index="41" draw:name="Shape25" draw:style-name="gr1" draw:text-style-name="P1" svg:x1="14.069cm" svg:y1="3.545cm" svg:x2="14.069cm" svg:y2="3.055cm"><text:p/></draw:line><draw:line text:anchor-type="paragraph" draw:z-index="42" draw:name="Shape26" draw:style-name="gr1" draw:text-style-name="P1" svg:x1="12.666cm" svg:y1="3.043cm" svg:x2="10.061cm" svg:y2="3.082cm"><text:p/></draw:line><draw:line text:anchor-type="paragraph" draw:z-index="43" draw:name="Shape27" draw:style-name="gr1" draw:text-style-name="P1" svg:x1="14.068cm" svg:y1="3.055cm" svg:x2="12.666cm" svg:y2="3.043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06:46:09.215000000</meta:creation-date>
    <dc:date>2022-09-08T06:58:59.978000000</dc:date>
    <meta:editing-duration>PT12M50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